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4375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1b833f" officeooo:paragraph-rsid="001b833f"/>
    </style:style>
    <style:style style:name="P2" style:family="paragraph" style:parent-style-name="Standard">
      <style:paragraph-properties fo:text-align="center" style:justify-single-word="false"/>
      <style:text-properties officeooo:rsid="001b833f" officeooo:paragraph-rsid="001b833f"/>
    </style:style>
    <style:style style:name="P3" style:family="paragraph" style:parent-style-name="Standard">
      <style:paragraph-properties fo:text-align="center" style:justify-single-word="false"/>
      <style:text-properties fo:font-size="10.5pt" officeooo:rsid="001b833f" officeooo:paragraph-rsid="001b833f" style:font-size-asian="10.5pt" style:font-size-complex="10.5pt"/>
    </style:style>
    <style:style style:name="P4" style:family="paragraph" style:parent-style-name="Standard">
      <style:text-properties fo:font-weight="bold" officeooo:rsid="001b833f" officeooo:paragraph-rsid="001b833f" style:font-weight-asian="bold" style:font-weight-complex="bold"/>
    </style:style>
    <style:style style:name="P5" style:family="paragraph" style:parent-style-name="Standard">
      <style:text-properties fo:font-weight="bold" officeooo:rsid="001c0366" officeooo:paragraph-rsid="001c0366" style:font-weight-asian="bold" style:font-weight-complex="bold"/>
    </style:style>
    <style:style style:name="P6" style:family="paragraph" style:parent-style-name="Standard">
      <style:text-properties fo:font-weight="normal" officeooo:rsid="001b833f" officeooo:paragraph-rsid="001b833f" style:font-weight-asian="normal" style:font-weight-complex="normal"/>
    </style:style>
    <style:style style:name="P7" style:family="paragraph" style:parent-style-name="Standard">
      <style:text-properties officeooo:rsid="001c0366" officeooo:paragraph-rsid="001c0366"/>
    </style:style>
    <style:style style:name="P8" style:family="paragraph" style:parent-style-name="Standard">
      <style:text-properties fo:font-weight="bold" officeooo:rsid="001b833f" officeooo:paragraph-rsid="001b833f" style:font-weight-asian="bold" style:font-weight-complex="bold"/>
    </style:style>
    <style:style style:name="P9" style:family="paragraph" style:parent-style-name="Standard">
      <style:text-properties fo:font-weight="bold" officeooo:rsid="001cc288" officeooo:paragraph-rsid="001cc288" style:font-weight-asian="bold" style:font-weight-complex="bold"/>
    </style:style>
    <style:style style:name="P10" style:family="paragraph" style:parent-style-name="Standard">
      <style:text-properties fo:font-weight="bold" officeooo:rsid="00225586" officeooo:paragraph-rsid="00225586" style:font-weight-asian="bold" style:font-weight-complex="bold"/>
    </style:style>
    <style:style style:name="P11" style:family="paragraph" style:parent-style-name="Standard">
      <style:text-properties fo:font-weight="normal" officeooo:rsid="00225586" officeooo:paragraph-rsid="00225586" style:font-weight-asian="normal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 701 – Development of Computer Applications In Mechanical Engineering</text:p>
      <text:p text:style-name="P3">Homework 4 – Due 9/27/2016 at 5 pm</text:p>
      <text:p text:style-name="P2"><text:span text:style-name="T1">(Last Revised: September 19, 2016</text:span>)</text:p>
      <text:p text:style-name="P1">Problem 1 – Interactive I/O</text:p>
      <text:p text:style-name="P1">1. Write a function is_even(n) that tests whether n is an even number. If so, the function should</text:p>
      <text:p text:style-name="P1">return True and if not, it should return False .</text:p>
      <text:p text:style-name="P1"/>
      <text:p text:style-name="P4">Solution:</text:p>
      <text:p text:style-name="P6">def is_even(n):</text:p>
      <text:p text:style-name="P6"><text:s text:c="4"/>if n%2 == 0:</text:p>
      <text:p text:style-name="P6"><text:s text:c="12"/>print "The number entered is even"</text:p>
      <text:p text:style-name="P6"><text:s text:c="12"/>return True</text:p>
      <text:p text:style-name="P6"><text:s text:c="4"/>else :</text:p>
      <text:p text:style-name="P6"><text:s text:c="12"/>print "The number entered is not even"</text:p>
      <text:p text:style-name="P6"><text:s text:c="12"/>return False</text:p>
      <text:p text:style-name="P1"/>
      <text:p text:style-name="P1">2. Write a function is_prime(n) that tests whether n is a prime number. It should return True if n</text:p>
      <text:p text:style-name="P1">is prime and False if it is not.</text:p>
      <text:p text:style-name="P1"/>
      <text:p text:style-name="P4">Solution:</text:p>
      <text:p text:style-name="P6">def is_prime(n):</text:p>
      <text:p text:style-name="P6"><text:s text:c="4"/>for i in range(2,n):</text:p>
      <text:p text:style-name="P6"><text:s text:c="8"/>if n%i == 0:</text:p>
      <text:p text:style-name="P6"><text:s text:c="12"/>print "The number entered is not prime"</text:p>
      <text:p text:style-name="P6"><text:s text:c="12"/>return False</text:p>
      <text:p text:style-name="P6"><text:s text:c="8"/>else :</text:p>
      <text:p text:style-name="P6"><text:s text:c="12"/>print "The number entered is prime"</text:p>
      <text:p text:style-name="P6"><text:s text:c="12"/>return True</text:p>
      <text:p text:style-name="P1"/>
      <text:p text:style-name="P1">3. Write a function analyze_number() that continually prompts the user for an integer n , allowing</text:p>
      <text:p text:style-name="P1">only values from 1 through 1,000,000. If a user passes an invalid value (e.g., negative, too large,</text:p>
      <text:p text:style-name="P1">not an integer), exit the function by returning False and print a useful message. If n is valid, let</text:p>
      <text:p text:style-name="P1">the user know if n is even and/or prime. Finally, ask the user whether or not another number is</text:p>
      <text:p text:style-name="P1">to be analyzed.</text:p>
      <text:p text:style-name="P1">Your code should produce output that looks like the following:</text:p>
      <text:p text:style-name="P1">&gt;&gt;&gt; analyze_number()</text:p>
      <text:p text:style-name="P1">Enter an integer: 11</text:p>
      <text:p text:style-name="P1">11 is odd.</text:p>
      <text:p text:style-name="P1">11 is prime.</text:p>
      <text:p text:style-name="P1">Enter True to continue or False to quit: True</text:p>
      <text:p text:style-name="P1">Enter an integer: 10</text:p>
      <text:p text:style-name="P1">10 is even.</text:p>
      <text:p text:style-name="P1">10 is not prime.</text:p>
      <text:p text:style-name="P1">Enter True to continue or False to quit: False</text:p>
      <text:p text:style-name="P1"/>
      <text:p text:style-name="P1"/>
      <text:p text:style-name="P1"/>
      <text:p text:style-name="P1"/>
      <text:p text:style-name="P1"/>
      <text:p text:style-name="P4"><text:soft-page-break/>Solution:</text:p>
      <text:p text:style-name="P1">def analyze_number():</text:p>
      <text:p text:style-name="P1"/>
      <text:p text:style-name="P1"><text:s text:c="4"/>check = True</text:p>
      <text:p text:style-name="P1"><text:s text:c="4"/>z = 0</text:p>
      <text:p text:style-name="P1"><text:s text:c="4"/>while check == True:</text:p>
      <text:p text:style-name="P1"><text:s text:c="8"/>n=input ("Enter an integer between 1 and 1000000: <text:s/>")</text:p>
      <text:p text:style-name="P1"><text:s text:c="8"/>if n in range(1,1000001):</text:p>
      <text:p text:style-name="P1"><text:s text:c="12"/>if n%2 == 0:</text:p>
      <text:p text:style-name="P1"><text:s text:c="16"/>print "The number entered is even"</text:p>
      <text:p text:style-name="P1"><text:s text:c="12"/>else :</text:p>
      <text:p text:style-name="P1"><text:s text:c="16"/>print "The number entered is not even"</text:p>
      <text:p text:style-name="P1"><text:s text:c="12"/>for i in range(2,n-1):</text:p>
      <text:p text:style-name="P1"><text:s text:c="16"/>if n%i == 0:</text:p>
      <text:p text:style-name="P1"><text:s text:c="20"/>z=1 </text:p>
      <text:p text:style-name="P1"><text:s text:c="12"/>if z==1 : <text:s/></text:p>
      <text:p text:style-name="P1"><text:s text:c="16"/>print "The number entered is not prime" </text:p>
      <text:p text:style-name="P1"><text:s text:c="12"/>else : <text:s text:c="2"/></text:p>
      <text:p text:style-name="P1"><text:s text:c="16"/>print "The number entered is prime"</text:p>
      <text:p text:style-name="P1"><text:s text:c="12"/>check = input ("Enter True to continue or False to quit <text:s text:c="2"/>")</text:p>
      <text:p text:style-name="P1"><text:s text:c="12"/>z=0</text:p>
      <text:p text:style-name="P1"><text:s text:c="8"/>else:</text:p>
      <text:p text:style-name="P1"><text:s text:c="12"/>print "Number is not an integer or not in span"</text:p>
      <text:p text:style-name="P1"><text:s text:c="12"/>check = False</text:p>
      <text:p text:style-name="P1"><text:s text:c="12"/>return False</text:p>
      <text:p text:style-name="P1"/>
      <text:p text:style-name="P1">Problem 2 – Basic Regular Expressions</text:p>
      <text:p text:style-name="P1">Define a regular expression that matches all of the items in the left column but none in the right column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it </text:p>
          </table:table-cell>
          <table:table-cell table:style-name="Table1.B1" office:value-type="string">
            <text:p text:style-name="P1">pt</text:p>
          </table:table-cell>
        </table:table-row>
        <table:table-row>
          <table:table-cell table:style-name="Table1.A2" office:value-type="string">
            <text:p text:style-name="P1">spot </text:p>
          </table:table-cell>
          <table:table-cell table:style-name="Table1.B2" office:value-type="string">
            <text:p text:style-name="P1">Pot</text:p>
          </table:table-cell>
        </table:table-row>
        <table:table-row>
          <table:table-cell table:style-name="Table1.A2" office:value-type="string">
            <text:p text:style-name="P1">spate</text:p>
          </table:table-cell>
          <table:table-cell table:style-name="Table1.B2" office:value-type="string">
            <text:p text:style-name="P1">peat</text:p>
          </table:table-cell>
        </table:table-row>
        <table:table-row>
          <table:table-cell table:style-name="Table1.A2" office:value-type="string">
            <text:p text:style-name="P1">slap two</text:p>
          </table:table-cell>
          <table:table-cell table:style-name="Table1.B2" office:value-type="string">
            <text:p text:style-name="P1">part </text:p>
          </table:table-cell>
        </table:table-row>
        <table:table-row>
          <table:table-cell table:style-name="Table1.A2" office:value-type="string">
            <text:p text:style-name="P1">respite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5">Solution:</text:p>
      <text:p text:style-name="P7">import re</text:p>
      <text:p text:style-name="P7"/>
      <text:p text:style-name="P7">entry = raw_input ("Give an input <text:s text:c="2"/>") </text:p>
      <text:p text:style-name="P7">pattern = r'.*p.t.*'</text:p>
      <text:p text:style-name="P7">x = re.search(pattern, entry)</text:p>
      <text:p text:style-name="P7">print x.group(0)</text:p>
      <text:p text:style-name="P1"/>
      <text:p text:style-name="P1"/>
      <text:p text:style-name="P1"/>
      <text:p text:style-name="P1"/>
      <text:p text:style-name="P1"/>
      <text:p text:style-name="P1"><text:soft-page-break/>Problem 3 – Regex in the Real World</text:p>
      <text:p text:style-name="P1">I’ve uploaded a text file that has data for each of the known nuclides (i.e., elements and all their iso-</text:p>
      <text:p text:style-name="P1">topes). The file has a sequence of entries similar to this one:</text:p>
      <text:p text:style-name="P1">Atomic Number = 1</text:p>
      <text:p text:style-name="P1">Atomic Symbol = H</text:p>
      <text:p text:style-name="P1">Mass Number = 1Relative Atomic Mass = 1.00782503207(10)</text:p>
      <text:p text:style-name="P1">Isotopic Composition = 0.999885(70)</text:p>
      <text:p text:style-name="P1">Standard Atomic Weight = 1.00794(7)</text:p>
      <text:p text:style-name="P1">Notes = g,m,r,b,w</text:p>
      <text:p text:style-name="P1">Your task is to define a regular expression that matches such an entry and stores the atomic number Z</text:p>
      <text:p text:style-name="P1">(i.e., the number of protons), the atomic symbol X (e.g., “H” for hydrogen‘), the mass number A (i.e.,</text:p>
      <text:p text:style-name="P1">the number of protons plus the number of neutrons), and the standard atomic weight M .</text:p>
      <text:p text:style-name="P1">Then, use that regular expression to define four lists that contain, in the order read, Z , X , A, and M .</text:p>
      <text:p text:style-name="P1"/>
      <text:p text:style-name="P9">Solution:</text:p>
      <text:p text:style-name="P11">import re</text:p>
      <text:p text:style-name="P11"/>
      <text:p text:style-name="P11">atom = open('atomic_masses.txt', 'r')</text:p>
      <text:p text:style-name="P11"/>
      <text:p text:style-name="P11">a = r'Atomic Number = .*'</text:p>
      <text:p text:style-name="P11">b = r'Atomic Symbol = .*'</text:p>
      <text:p text:style-name="P11">c = r'Mass Number = .*'</text:p>
      <text:p text:style-name="P11">d = r'Standard Atomic Weight = .*'</text:p>
      <text:p text:style-name="P11"/>
      <text:p text:style-name="P11">m = [a,b,c,d]</text:p>
      <text:p text:style-name="P11">give = []</text:p>
      <text:p text:style-name="P11"/>
      <text:p text:style-name="P11">for i in range(0,4):</text:p>
      <text:p text:style-name="P11"><text:s text:c="4"/>catalog = m[i]</text:p>
      <text:p text:style-name="P11"><text:s text:c="4"/>atm = open('atomic_masses.txt', 'r')</text:p>
      <text:p text:style-name="P11"><text:s text:c="4"/>elem = []</text:p>
      <text:p text:style-name="P11"><text:s text:c="4"/>for line in atm:</text:p>
      <text:p text:style-name="P11"><text:s text:c="8"/>s = str(line)</text:p>
      <text:p text:style-name="P11"><text:s text:c="8"/>n = re.search(catalog, s)</text:p>
      <text:p text:style-name="P11"><text:s text:c="8"/>if n:</text:p>
      <text:p text:style-name="P11"><text:s text:c="11"/>res = n.group(0).split(' = ')</text:p>
      <text:p text:style-name="P11"><text:s text:c="11"/>elem.append(res[1])</text:p>
      <text:p text:style-name="P11"><text:s text:c="4"/>give.append(elem)</text:p>
      <text:p text:style-name="P9"/>
      <text:p text:style-name="P9"/>
      <text:p text:style-name="P10">Note: <text:span text:style-name="T2">To get one of the desired lists from this file you need to run give[#] where # refers to the list desired. 0 for Atomic Number, 1 for Atomic Symbol, 2 for Mass Number, and 3 for Standard Atomic Weig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2:19:08.864269734</meta:creation-date>
    <dc:date>2016-09-29T04:26:02.803922824</dc:date>
    <meta:editing-duration>PT4H36M43S</meta:editing-duration>
    <meta:editing-cycles>6</meta:editing-cycles>
    <meta:generator>LibreOffice/5.1.2.2$Linux_X86_64 LibreOffice_project/10m0$Build-2</meta:generator>
    <meta:document-statistic meta:table-count="1" meta:image-count="0" meta:object-count="0" meta:page-count="3" meta:paragraph-count="115" meta:word-count="672" meta:character-count="4037" meta:non-whitespace-character-count="3013"/>
  </office:meta>
</office:document-meta>
</file>